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CatalogResolver.getExternalSubset( String name , String bas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atalogResolver.resolveURI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CatalogResolver.parseCatalog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CatalogResolver.resolveSystem( String system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CatalogResolver.setCatalogList( String [ ] catalo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CatalogResolver.XMLCatalogResolver( String [ ] catalogs , boolean preferPubl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atalogResolver.resolveEntity( String publicId , String system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CatalogResolver.getCatalog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CatalogResolver.init( String [ ] catalogs , boolean preferPubli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CatalogResolver.attachReaderToCatalog( Catalog cata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CatalogResolver.getPreferPubl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atalogResolver.resolveIdentifier( XMLResourceIdentifier resourceIdentifi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MLCatalogResolv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atalogResolver.XMLCatalogResolver( String [ ] catalo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atalogResolver.XMLCatalog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atalogResolver.resolveResource( String type , String namespaceURI , String publicId , String systemId , String baseURI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XMLCatalogResolver.setUseLiteralSystemId( boolean useLiteral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atalogResolver.resolveEntity( String name , String publicId , String baseURI , String systemI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MLCatalogResolver.getUseLiteral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atalogResolver.resolvePublic( String publicId , String system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CatalogResolver.setPreferPublic( boolean preferPubl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CatalogResolver.resolveEntity( XMLResourceIdentifier resourceIdentif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